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4000001B4829A73F5.png" manifest:media-type="image/png"/>
  <manifest:file-entry manifest:full-path="Pictures/100002010000040000000400A8F60C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8cm" svg:height="18cm" svg:x="1.5cm" svg:y="1.5cm">
          <draw:image xlink:href="Pictures/100002010000040000000400A8F60C49.png" xlink:type="simple" xlink:show="embed" xlink:actuate="onLoad">
            <text:p/>
          </draw:image>
        </draw:frame>
        <draw:frame draw:style-name="gr1" draw:text-style-name="P1" draw:layer="layout" svg:width="7.7cm" svg:height="7.7cm" svg:x="18.769cm" svg:y="11.8cm">
          <draw:image xlink:href="Pictures/10000201000001B4000001B4829A7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lokoban </meta:initial-creator>
    <meta:creation-date>2016-12-28T11:50:45.718757305</meta:creation-date>
    <dc:date>2016-12-28T11:56:11.110019773</dc:date>
    <dc:creator>Tolokoban </dc:creator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